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64cm" fo:min-width="1.1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64cm" fo:min-width="1.892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d4ea6b" draw:textarea-horizontal-align="justify" draw:textarea-vertical-align="middle" draw:auto-grow-height="false" fo:min-height="0.364cm" fo:min-width="2.654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solid" draw:fill-color="#d4ea6b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0.762cm" svg:x="2.775cm" svg:y="4.098cm">
          <text:p text:style-name="P1"><text:span text:style-name="T1">A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.778cm" svg:height="0.762cm" svg:x="7.375cm" svg:y="2.397cm">
          <text:p text:style-name="P3">∅</text:p>
          <draw:enhanced-geometry svg:viewBox="0 0 21600 21600" draw:path-stretchpoint-x="10800" draw:path-stretchpoint-y="10800" draw:text-areas="?f3 ?f4 ?f5 ?f6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.778cm" svg:height="0.762cm" svg:x="1.676cm" svg:y="5.849cm">
          <text:p text:style-name="P1"><text:span text:style-name="T1">A1,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1.778cm" svg:height="0.762cm" svg:x="3.598cm" svg:y="5.849cm">
          <text:p text:style-name="P1"><text:span text:style-name="T1">A1,D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54cm" svg:height="0.762cm" svg:x="2.499cm" svg:y="7.35cm">
          <text:p text:style-name="P1"><text:span text:style-name="T1">A1,D2,B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264cm" svg:y1="3.159cm" svg:x2="3.664cm" svg:y2="4.098cm" draw:start-shape="id1" draw:start-glue-point="2" draw:end-shape="id2" draw:end-glue-point="0" svg:d="M8264 3159l-4600 939" svg:viewBox="0 0 4601 940">
          <text:p/>
        </draw:connector>
        <draw:connector draw:style-name="gr3" draw:text-style-name="P5" draw:layer="layout" draw:type="line" svg:x1="3.664cm" svg:y1="4.86cm" svg:x2="2.565cm" svg:y2="5.849cm" draw:start-shape="id2" draw:start-glue-point="2" draw:end-shape="id3" draw:end-glue-point="0" svg:d="M3664 4860l-1099 989" svg:viewBox="0 0 1100 990">
          <text:p/>
        </draw:connector>
        <draw:connector draw:style-name="gr3" draw:text-style-name="P5" draw:layer="layout" draw:type="line" svg:x1="3.664cm" svg:y1="4.86cm" svg:x2="4.487cm" svg:y2="5.849cm" draw:start-shape="id2" draw:start-glue-point="2" draw:end-shape="id4" draw:end-glue-point="0" svg:d="M3664 4860l823 989" svg:viewBox="0 0 824 990">
          <text:p/>
        </draw:connector>
        <draw:connector draw:style-name="gr3" draw:text-style-name="P5" draw:layer="layout" draw:type="line" svg:x1="4.487cm" svg:y1="6.611cm" svg:x2="3.769cm" svg:y2="7.35cm" draw:start-shape="id4" draw:start-glue-point="2" draw:end-shape="id5" draw:end-glue-point="0" svg:d="M4487 6611l-718 739" svg:viewBox="0 0 719 740">
          <text:p/>
        </draw:connector>
        <draw:custom-shape draw:style-name="gr1" draw:text-style-name="P2" xml:id="id6" draw:id="id6" draw:layer="layout" svg:width="1.778cm" svg:height="0.762cm" svg:x="5.876cm" svg:y="4.098cm">
          <text:p text:style-name="P1"><text:span text:style-name="T1">B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1.778cm" svg:height="0.762cm" svg:x="5.877cm" svg:y="5.849cm">
          <text:p text:style-name="P1"><text:span text:style-name="T1">B1,D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264cm" svg:y1="3.159cm" svg:x2="6.765cm" svg:y2="4.098cm" draw:start-shape="id1" draw:start-glue-point="2" draw:end-shape="id6" draw:end-glue-point="0" svg:d="M8264 3159l-1499 939" svg:viewBox="0 0 1500 940">
          <text:p/>
        </draw:connector>
        <draw:connector draw:style-name="gr3" draw:text-style-name="P5" draw:layer="layout" draw:type="line" svg:x1="6.765cm" svg:y1="4.86cm" svg:x2="6.766cm" svg:y2="5.849cm" draw:start-shape="id6" draw:start-glue-point="2" draw:end-shape="id7" draw:end-glue-point="0" svg:d="M6765 4860l1 989" svg:viewBox="0 0 2 990">
          <text:p/>
        </draw:connector>
        <draw:custom-shape draw:style-name="gr2" draw:text-style-name="P2" xml:id="id8" draw:id="id8" draw:layer="layout" svg:width="2.54cm" svg:height="0.762cm" svg:x="5.5cm" svg:y="7.351cm">
          <text:p text:style-name="P1"><text:span text:style-name="T1">B1,D2,A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766cm" svg:y1="6.611cm" svg:x2="6.77cm" svg:y2="7.351cm" draw:start-shape="id7" draw:end-shape="id8" svg:d="M6766 6611l4 740" svg:viewBox="0 0 5 741">
          <text:p/>
        </draw:connector>
        <draw:custom-shape draw:style-name="gr4" draw:text-style-name="P7" xml:id="id9" draw:id="id9" draw:layer="layout" svg:width="3.302cm" svg:height="0.762cm" svg:x="4.776cm" svg:y="8.998cm">
          <text:p text:style-name="P6"><text:span text:style-name="T2">B1,D2,A3,C4</text:span></text:p>
          <draw:enhanced-geometry svg:viewBox="0 0 21600 21600" draw:path-stretchpoint-x="10800" draw:path-stretchpoint-y="10800" draw:text-areas="?f3 ?f4 ?f5 ?f6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6.77cm" svg:y1="8.113cm" svg:x2="6.427cm" svg:y2="8.998cm" draw:start-shape="id8" draw:start-glue-point="2" draw:end-shape="id9" draw:end-glue-point="0" svg:d="M6770 8113l-343 885" svg:viewBox="0 0 344 886">
          <text:p/>
        </draw:connector>
        <draw:custom-shape draw:style-name="gr1" draw:text-style-name="P2" xml:id="id10" draw:id="id10" draw:layer="layout" svg:width="1.778cm" svg:height="0.762cm" svg:x="9.077cm" svg:y="4.098cm">
          <text:p text:style-name="P1"><text:span text:style-name="T1">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1.778cm" svg:height="0.762cm" svg:x="9.078cm" svg:y="5.849cm">
          <text:p text:style-name="P1"><text:span text:style-name="T1">C1,A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9.966cm" svg:y1="4.86cm" svg:x2="9.967cm" svg:y2="5.849cm" draw:start-shape="id10" draw:start-glue-point="2" draw:end-shape="id11" draw:end-glue-point="0" svg:d="M9966 4860l1 989" svg:viewBox="0 0 2 990">
          <text:p/>
        </draw:connector>
        <draw:custom-shape draw:style-name="gr2" draw:text-style-name="P2" xml:id="id12" draw:id="id12" draw:layer="layout" svg:width="2.54cm" svg:height="0.762cm" svg:x="8.701cm" svg:y="7.352cm">
          <text:p text:style-name="P1"><text:span text:style-name="T1">C1,A2,D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9.967cm" svg:y1="6.611cm" svg:x2="9.971cm" svg:y2="7.352cm" draw:start-shape="id11" draw:start-glue-point="2" draw:end-shape="id12" draw:end-glue-point="0" svg:d="M9967 6611l4 741" svg:viewBox="0 0 5 742">
          <text:p/>
        </draw:connector>
        <draw:custom-shape draw:style-name="gr4" draw:text-style-name="P7" xml:id="id13" draw:id="id13" draw:layer="layout" svg:width="3.302cm" svg:height="0.762cm" svg:x="8.877cm" svg:y="8.999cm">
          <text:p text:style-name="P6"><text:span text:style-name="T2">C1,A2,D3,B4</text:span></text:p>
          <draw:enhanced-geometry svg:viewBox="0 0 21600 21600" draw:path-stretchpoint-x="10800" draw:path-stretchpoint-y="10800" draw:text-areas="?f3 ?f4 ?f5 ?f6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9.971cm" svg:y1="8.114cm" svg:x2="10.528cm" svg:y2="8.999cm" draw:start-shape="id12" draw:start-glue-point="2" draw:end-shape="id13" draw:end-glue-point="0" svg:d="M9971 8114l557 885" svg:viewBox="0 0 558 886">
          <text:p/>
        </draw:connector>
        <draw:custom-shape draw:style-name="gr1" draw:text-style-name="P2" xml:id="id14" draw:id="id14" draw:layer="layout" svg:width="1.778cm" svg:height="0.762cm" svg:x="12.276cm" svg:y="4.098cm">
          <text:p text:style-name="P1"><text:span text:style-name="T1">D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1.778cm" svg:height="0.762cm" svg:x="11.277cm" svg:y="5.849cm">
          <text:p text:style-name="P1"><text:span text:style-name="T1">D1,A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1.778cm" svg:height="0.762cm" svg:x="13.499cm" svg:y="5.849cm">
          <text:p text:style-name="P1"><text:span text:style-name="T1">D1,B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3.165cm" svg:y1="4.86cm" svg:x2="12.166cm" svg:y2="5.849cm" draw:start-shape="id14" draw:start-glue-point="2" draw:end-shape="id15" draw:end-glue-point="0" svg:d="M13165 4860l-999 989" svg:viewBox="0 0 1000 990">
          <text:p/>
        </draw:connector>
        <draw:connector draw:style-name="gr3" draw:text-style-name="P5" draw:layer="layout" draw:type="line" svg:x1="13.165cm" svg:y1="4.86cm" svg:x2="14.388cm" svg:y2="5.849cm" draw:start-shape="id14" draw:start-glue-point="2" draw:end-shape="id16" draw:end-glue-point="0" svg:d="M13165 4860l1223 989" svg:viewBox="0 0 1224 990">
          <text:p/>
        </draw:connector>
        <draw:custom-shape draw:style-name="gr2" draw:text-style-name="P2" xml:id="id17" draw:id="id17" draw:layer="layout" svg:width="2.54cm" svg:height="0.762cm" svg:x="12.101cm" svg:y="7.352cm">
          <text:p text:style-name="P1"><text:span text:style-name="T1">D1,A2,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7193.706293706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12.166cm" svg:y1="6.611cm" svg:x2="13.371cm" svg:y2="7.352cm" draw:start-shape="id15" draw:start-glue-point="2" draw:end-shape="id17" draw:end-glue-point="0" svg:d="M12166 6611l1205 741" svg:viewBox="0 0 1206 742">
          <text:p/>
        </draw:connector>
        <draw:connector draw:style-name="gr3" draw:text-style-name="P5" draw:layer="layout" draw:type="line" svg:x1="8.264cm" svg:y1="3.159cm" svg:x2="9.966cm" svg:y2="4.098cm" draw:start-shape="id1" draw:start-glue-point="2" draw:end-shape="id10" draw:end-glue-point="0" svg:d="M8264 3159l1702 939" svg:viewBox="0 0 1703 940">
          <text:p/>
        </draw:connector>
        <draw:connector draw:style-name="gr3" draw:text-style-name="P5" draw:layer="layout" draw:type="line" svg:x1="8.264cm" svg:y1="3.159cm" svg:x2="13.165cm" svg:y2="4.098cm" draw:start-shape="id1" draw:start-glue-point="2" draw:end-shape="id14" draw:end-glue-point="0" svg:d="M8264 3159l4901 939" svg:viewBox="0 0 4902 94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9T15:56:02.715000000</meta:creation-date>
    <dc:date>2020-04-29T16:18:48.565000000</dc:date>
    <meta:editing-duration>PT1M58S</meta:editing-duration>
    <meta:editing-cycles>2</meta:editing-cycles>
    <meta:generator>LibreOffice/6.3.2.2$Windows_X86_64 LibreOffice_project/98b30e735bda24bc04ab42594c85f7fd8be07b9c</meta:generator>
    <meta:document-statistic meta:object-count="33"/>
  </office:meta>
</office:document-meta>
</file>